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73923" officeooo:paragraph-rsid="0007392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281960730822949135" text:style-name="L1">
        <text:list-item>
          <text:p text:style-name="P1">Stay home</text:p>
          <text:list>
            <text:list-item>
              <text:p text:style-name="P1">TV</text:p>
              <text:list>
                <text:list-item>
                  <text:p text:style-name="P1">Serie</text:p>
                </text:list-item>
                <text:list-item>
                  <text:p text:style-name="P1">Movie</text:p>
                </text:list-item>
              </text:list>
            </text:list-item>
            <text:list-item>
              <text:p text:style-name="P1">Games</text:p>
              <text:p text:style-name="P1">Current games you have installed:</text:p>
              <text:list>
                <text:list-item>
                  <text:p text:style-name="P1">Minecraft</text:p>
                </text:list-item>
                <text:list-item>
                  <text:p text:style-name="P1">Doom</text:p>
                </text:list-item>
                <text:list-item>
                  <text:p text:style-name="P1">AC: Unity (don't judge me)</text:p>
                </text:list-item>
              </text:list>
            </text:list-item>
            <text:list-item>
              <text:p text:style-name="P1">Read</text:p>
              <text:p text:style-name="P1">Books you have downloaded</text:p>
              <text:list>
                <text:list-item>
                  <text:p text:style-name="P1">Mort by Terry Pratchet</text:p>
                </text:list-item>
                <text:list-item>
                  <text:p text:style-name="P1">The foundation by Isaac Asimov</text:p>
                </text:list-item>
                <text:list-item>
                  <text:p text:style-name="P1">50 shades of Gray</text:p>
                </text:list-item>
              </text:list>
            </text:list-item>
            <text:list-item>
              <text:p text:style-name="P1">Eat</text:p>
              <text:list>
                <text:list-item>
                  <text:p text:style-name="P1">Cook</text:p>
                  <text:p text:style-name="P1">You have this on your fridge</text:p>
                </text:list-item>
                <text:list-item>
                  <text:p text:style-name="P1">Order</text:p>
                  <text:list>
                    <text:list-item>
                      <text:p text:style-name="P1">Pizza</text:p>
                    </text:list-item>
                    <text:list-item>
                      <text:p text:style-name="P1">Ramen</text:p>
                    </text:list-item>
                    <text:list-item>
                      <text:p text:style-name="P1">Hamburger</text:p>
                    </text:list-item>
                  </text:list>
                </text:list-item>
              </text:list>
            </text:list-item>
            <text:list-item>
              <text:p text:style-name="P1">Program</text:p>
              <text:p text:style-name="P1">Mute all notifications</text:p>
            </text:list-item>
          </text:list>
        </text:list-item>
        <text:list-item>
          <text:p text:style-name="P1">Go out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lleg </meta:initial-creator>
    <meta:creation-date>2017-03-03T23:09:13.854636550</meta:creation-date>
    <dc:date>2017-03-04T02:51:28.310612353</dc:date>
    <dc:creator>ralleg </dc:creator>
    <meta:editing-duration>PT3H27M4S</meta:editing-duration>
    <meta:editing-cycles>1</meta:editing-cycles>
    <meta:document-statistic meta:table-count="0" meta:image-count="0" meta:object-count="0" meta:page-count="1" meta:paragraph-count="24" meta:word-count="74" meta:character-count="330" meta:non-whitespace-character-count="300"/>
    <meta:generator>LibreOffice/4.3.3.2$Linux_X86_64 LibreOffice_project/430m0$Build-2</meta:generator>
  </office:meta>
</office:document-meta>
</file>